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lass </text:span><text:span text:style-name="T4">Node</text:span><text:span text:style-name="T5">:</text:span><text:line-break/><text:span text:style-name="T5"> <text:s text:c="3"/></text:span><text:span text:style-name="T3">def </text:span><text:span text:style-name="T1">__init__</text:span><text:span text:style-name="T5">(</text:span><text:span text:style-name="T2">self</text:span><text:span text:style-name="T5">, </text:span><text:span text:style-name="T4">key</text:span><text:span text:style-name="T5">):</text:span><text:line-break/><text:span text:style-name="T5"> <text:s text:c="7"/></text:span><text:span text:style-name="T2">self</text:span><text:span text:style-name="T5">.key = </text:span><text:span text:style-name="T4">key</text:span><text:line-break/><text:span text:style-name="T4"> <text:s text:c="7"/></text:span><text:span text:style-name="T2">self</text:span><text:span text:style-name="T5">.left = </text:span><text:span text:style-name="T3">None</text:span><text:line-break/><text:span text:style-name="T3"> <text:s text:c="7"/></text:span><text:span text:style-name="T2">self</text:span><text:span text:style-name="T5">.right = </text:span><text:span text:style-name="T3">None</text:span><text:line-break/><text:line-break/><text:span text:style-name="T3">class </text:span><text:span text:style-name="T4">BST</text:span><text:span text:style-name="T5">:</text:span><text:line-break/><text:span text:style-name="T5"> <text:s text:c="3"/></text:span><text:span text:style-name="T3">def </text:span><text:span text:style-name="T1">__init__</text:span><text:span text:style-name="T5">(</text:span><text:span text:style-name="T2">self</text:span><text:span text:style-name="T5">):</text:span><text:line-break/><text:span text:style-name="T5"> <text:s text:c="7"/></text:span><text:span text:style-name="T2">self</text:span><text:span text:style-name="T5">.root = </text:span><text:span text:style-name="T3">None</text:span><text:line-break/><text:line-break/><text:span text:style-name="T3"> <text:s text:c="3"/>def </text:span><text:span text:style-name="T6">insert</text:span><text:span text:style-name="T5">(</text:span><text:span text:style-name="T2">self</text:span><text:span text:style-name="T5">,</text:span><text:span text:style-name="T4">root</text:span><text:span text:style-name="T5">,</text:span><text:span text:style-name="T4">key</text:span><text:span text:style-name="T5">):</text:span><text:line-break/><text:span text:style-name="T5"> <text:s text:c="7"/></text:span><text:span text:style-name="T3">if </text:span><text:span text:style-name="T4">root </text:span><text:span text:style-name="T3">is None</text:span><text:span text:style-name="T5">:</text:span><text:line-break/><text:span text:style-name="T5"> <text:s text:c="11"/></text:span><text:span text:style-name="T3">return </text:span><text:span text:style-name="T5">Node(</text:span><text:span text:style-name="T4">key</text:span><text:span text:style-name="T5">)</text:span><text:line-break/><text:span text:style-name="T5"> <text:s text:c="7"/></text:span><text:span text:style-name="T3">if </text:span><text:span text:style-name="T4">key </text:span><text:span text:style-name="T5">&lt; </text:span><text:span text:style-name="T4">root</text:span><text:span text:style-name="T5">.key:</text:span><text:line-break/><text:span text:style-name="T5"> <text:s text:c="11"/></text:span><text:span text:style-name="T4">root</text:span><text:span text:style-name="T5">.left = </text:span><text:span text:style-name="T2">self</text:span><text:span text:style-name="T5">.insert(</text:span><text:span text:style-name="T4">root</text:span><text:span text:style-name="T5">.left, </text:span><text:span text:style-name="T4">key</text:span><text:span text:style-name="T5">)</text:span><text:line-break/><text:span text:style-name="T5"> <text:s text:c="7"/></text:span><text:span text:style-name="T3">elif </text:span><text:span text:style-name="T4">key </text:span><text:span text:style-name="T5">&gt; </text:span><text:span text:style-name="T4">root</text:span><text:span text:style-name="T5">.key:</text:span><text:line-break/><text:span text:style-name="T5"> <text:s text:c="11"/></text:span><text:span text:style-name="T4">root</text:span><text:span text:style-name="T5">.right = </text:span><text:span text:style-name="T2">self</text:span><text:span text:style-name="T5">.insert(</text:span><text:span text:style-name="T4">root</text:span><text:span text:style-name="T5">.right, </text:span><text:span text:style-name="T4">key</text:span><text:span text:style-name="T5">)</text:span><text:line-break/><text:span text:style-name="T5"> <text:s text:c="7"/></text:span><text:span text:style-name="T3">else</text:span><text:span text:style-name="T5">:</text:span><text:line-break/><text:span text:style-name="T5"> <text:s text:c="11"/></text:span><text:span text:style-name="T7">print</text:span><text:span text:style-name="T5">(</text:span><text:span text:style-name="T8">"Duplicate entry ignored!"</text:span><text:span text:style-name="T5">)</text:span><text:line-break/><text:span text:style-name="T5"> <text:s text:c="7"/></text:span><text:span text:style-name="T3">return </text:span><text:span text:style-name="T4">root</text:span><text:line-break/><text:line-break/><text:span text:style-name="T4"> <text:s text:c="3"/></text:span><text:span text:style-name="T3">def </text:span><text:span text:style-name="T6">search</text:span><text:span text:style-name="T5">(</text:span><text:span text:style-name="T2">self</text:span><text:span text:style-name="T5">,</text:span><text:span text:style-name="T4">root</text:span><text:span text:style-name="T5">,</text:span><text:span text:style-name="T4">key</text:span><text:span text:style-name="T5">):</text:span><text:line-break/><text:span text:style-name="T5"> <text:s text:c="7"/></text:span><text:span text:style-name="T3">if </text:span><text:span text:style-name="T4">root </text:span><text:span text:style-name="T3">is None or </text:span><text:span text:style-name="T4">root</text:span><text:span text:style-name="T5">.key == </text:span><text:span text:style-name="T4">key</text:span><text:span text:style-name="T5">:</text:span><text:line-break/><text:span text:style-name="T5"> <text:s text:c="11"/></text:span><text:span text:style-name="T3">return </text:span><text:span text:style-name="T4">root</text:span><text:line-break/><text:span text:style-name="T4"> <text:s text:c="7"/></text:span><text:span text:style-name="T3">if </text:span><text:span text:style-name="T4">key </text:span><text:span text:style-name="T5">&lt; </text:span><text:span text:style-name="T4">root</text:span><text:span text:style-name="T5">.key:</text:span><text:line-break/><text:span text:style-name="T5"> <text:s text:c="11"/></text:span><text:span text:style-name="T3">return </text:span><text:span text:style-name="T2">self</text:span><text:span text:style-name="T5">.search(</text:span><text:span text:style-name="T4">root</text:span><text:span text:style-name="T5">.left, </text:span><text:span text:style-name="T4">key</text:span><text:span text:style-name="T5">)</text:span><text:line-break/><text:line-break/><text:span text:style-name="T5"> <text:s text:c="3"/></text:span><text:span text:style-name="T3">def </text:span><text:span text:style-name="T6">delete</text:span><text:span text:style-name="T5">(</text:span><text:span text:style-name="T2">self</text:span><text:span text:style-name="T5">,</text:span><text:span text:style-name="T4">root</text:span><text:span text:style-name="T5">,</text:span><text:span text:style-name="T4">key</text:span><text:span text:style-name="T5">):</text:span><text:line-break/><text:span text:style-name="T5"> <text:s text:c="7"/></text:span><text:span text:style-name="T3">if </text:span><text:span text:style-name="T4">root </text:span><text:span text:style-name="T3">is None</text:span><text:span text:style-name="T5">:</text:span><text:line-break/><text:span text:style-name="T5"> <text:s text:c="11"/></text:span><text:span text:style-name="T3">return </text:span><text:span text:style-name="T4">root</text:span><text:line-break/><text:span text:style-name="T4"> <text:s text:c="7"/></text:span><text:span text:style-name="T3">if </text:span><text:span text:style-name="T4">key </text:span><text:span text:style-name="T5">&lt; </text:span><text:span text:style-name="T4">root</text:span><text:span text:style-name="T5">.key:</text:span><text:line-break/><text:span text:style-name="T5"> <text:s text:c="11"/></text:span><text:span text:style-name="T4">root</text:span><text:span text:style-name="T5">.left = </text:span><text:span text:style-name="T2">self</text:span><text:span text:style-name="T5">.delete(</text:span><text:span text:style-name="T4">root</text:span><text:span text:style-name="T5">.left, </text:span><text:span text:style-name="T4">key</text:span><text:span text:style-name="T5">)</text:span><text:line-break/><text:span text:style-name="T5"> <text:s text:c="7"/></text:span><text:span text:style-name="T3">elif </text:span><text:span text:style-name="T4">key </text:span><text:span text:style-name="T5">&gt; </text:span><text:span text:style-name="T4">root</text:span><text:span text:style-name="T5">.key:</text:span><text:line-break/><text:span text:style-name="T5"> <text:s text:c="11"/></text:span><text:span text:style-name="T4">root</text:span><text:span text:style-name="T5">.right = </text:span><text:span text:style-name="T2">self</text:span><text:span text:style-name="T5">.delete(</text:span><text:span text:style-name="T4">root</text:span><text:span text:style-name="T5">.right, </text:span><text:span text:style-name="T4">key</text:span><text:span text:style-name="T5">)</text:span><text:line-break/><text:span text:style-name="T5"> <text:s text:c="7"/></text:span><text:span text:style-name="T3">else</text:span><text:span text:style-name="T5">:</text:span><text:line-break/><text:span text:style-name="T5"> <text:s text:c="11"/></text:span><text:span text:style-name="T3">if </text:span><text:span text:style-name="T4">root</text:span><text:span text:style-name="T5">.left </text:span><text:span text:style-name="T3">is None</text:span><text:span text:style-name="T5">:</text:span><text:line-break/><text:span text:style-name="T5"> <text:s text:c="15"/></text:span><text:span text:style-name="T3">return </text:span><text:span text:style-name="T4">root</text:span><text:span text:style-name="T5">.right</text:span><text:line-break/><text:span text:style-name="T5"> <text:s text:c="11"/></text:span><text:span text:style-name="T3">elif </text:span><text:span text:style-name="T4">root</text:span><text:span text:style-name="T5">.right </text:span><text:span text:style-name="T3">is None</text:span><text:span text:style-name="T5">:</text:span><text:line-break/><text:span text:style-name="T5"> <text:s text:c="15"/></text:span><text:span text:style-name="T3">return </text:span><text:span text:style-name="T4">root</text:span><text:span text:style-name="T5">.left</text:span><text:line-break/><text:span text:style-name="T5"> <text:s text:c="11"/></text:span><text:span text:style-name="T4">temp </text:span><text:span text:style-name="T5">= </text:span><text:span text:style-name="T2">self</text:span><text:span text:style-name="T5">.min_value_node(</text:span><text:span text:style-name="T4">root</text:span><text:span text:style-name="T5">.right)</text:span><text:line-break/><text:span text:style-name="T5"> <text:s text:c="11"/></text:span><text:span text:style-name="T4">root</text:span><text:span text:style-name="T5">.key = </text:span><text:span text:style-name="T4">temp</text:span><text:span text:style-name="T5">.key</text:span><text:line-break/><text:span text:style-name="T5"> <text:s text:c="11"/></text:span><text:span text:style-name="T4">root</text:span><text:span text:style-name="T5">.right = </text:span><text:span text:style-name="T2">self</text:span><text:span text:style-name="T5">.delete(</text:span><text:span text:style-name="T4">root</text:span><text:span text:style-name="T5">.right, </text:span><text:span text:style-name="T4">temp</text:span><text:span text:style-name="T5">.key)</text:span><text:line-break/><text:span text:style-name="T5"> <text:s text:c="7"/></text:span><text:span text:style-name="T3">return </text:span><text:span text:style-name="T4">root</text:span><text:line-break/><text:line-break/><text:span text:style-name="T4"> <text:s text:c="3"/></text:span><text:span text:style-name="T3">def </text:span><text:span text:style-name="T6">min_value_node</text:span><text:span text:style-name="T5">(</text:span><text:span text:style-name="T2">self</text:span><text:span text:style-name="T5">,</text:span><text:span text:style-name="T4">node</text:span><text:span text:style-name="T5">):</text:span><text:line-break/><text:span text:style-name="T5"> <text:s text:c="7"/></text:span><text:span text:style-name="T3">while </text:span><text:span text:style-name="T4">node</text:span><text:span text:style-name="T5">.left:</text:span><text:line-break/><text:span text:style-name="T5"> <text:s text:c="11"/></text:span><text:span text:style-name="T4">node </text:span><text:span text:style-name="T5">= </text:span><text:span text:style-name="T4">node</text:span><text:span text:style-name="T5">.left</text:span><text:line-break/><text:span text:style-name="T5"> <text:s text:c="7"/></text:span><text:span text:style-name="T3">return </text:span><text:span text:style-name="T4">node</text:span><text:line-break/><text:line-break/><text:line-break/><text:span text:style-name="T4"> <text:s text:c="3"/></text:span><text:span text:style-name="T9">#Traversals</text:span><text:line-break/><text:span text:style-name="T9"> <text:s text:c="3"/></text:span><text:span text:style-name="T3">def </text:span><text:span text:style-name="T6">inorder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2">self</text:span><text:span text:style-name="T5">.inorder(</text:span><text:span text:style-name="T4">root</text:span><text:span text:style-name="T5">.left)</text:span><text:line-break/><text:span text:style-name="T5"> <text:s text:c="11"/></text:span><text:span text:style-name="T7">print</text:span><text:span text:style-name="T5">(</text:span><text:span text:style-name="T4">root</text:span><text:span text:style-name="T5">.key, </text:span><text:span text:style-name="T10">end </text:span><text:span text:style-name="T5">=</text:span><text:span text:style-name="T8">" "</text:span><text:span text:style-name="T5">)</text:span><text:line-break/><text:span text:style-name="T5"> <text:s text:c="11"/></text:span><text:span text:style-name="T2">self</text:span><text:span text:style-name="T5">.inorder(</text:span><text:span text:style-name="T4">root</text:span><text:span text:style-name="T5">.right)</text:span><text:line-break/><text:line-break/><text:span text:style-name="T5"> <text:s text:c="3"/></text:span><text:span text:style-name="T3">def </text:span><text:span text:style-name="T6">preorder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7">print</text:span><text:span text:style-name="T5">(</text:span><text:span text:style-name="T4">root</text:span><text:span text:style-name="T5">.key, </text:span><text:span text:style-name="T10">end </text:span><text:span text:style-name="T5">=</text:span><text:span text:style-name="T8">" "</text:span><text:span text:style-name="T5">)</text:span><text:line-break/><text:span text:style-name="T5"> <text:s text:c="11"/></text:span><text:span text:style-name="T2">self</text:span><text:span text:style-name="T5">.preorder(</text:span><text:span text:style-name="T4">root</text:span><text:span text:style-name="T5">.left)</text:span><text:line-break/><text:soft-page-break/><text:span text:style-name="T5"> <text:s text:c="11"/></text:span><text:span text:style-name="T2">self</text:span><text:span text:style-name="T5">.preorder(</text:span><text:span text:style-name="T4">root</text:span><text:span text:style-name="T5">.right)</text:span><text:line-break/><text:line-break/><text:span text:style-name="T5"> <text:s text:c="3"/></text:span><text:span text:style-name="T3">def </text:span><text:span text:style-name="T6">postorder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2">self</text:span><text:span text:style-name="T5">.postorder(</text:span><text:span text:style-name="T4">root</text:span><text:span text:style-name="T5">.left)</text:span><text:line-break/><text:span text:style-name="T5"> <text:s text:c="11"/></text:span><text:span text:style-name="T2">self</text:span><text:span text:style-name="T5">.postorder(</text:span><text:span text:style-name="T4">root</text:span><text:span text:style-name="T5">.right)</text:span><text:line-break/><text:span text:style-name="T5"> <text:s text:c="11"/></text:span><text:span text:style-name="T7">print</text:span><text:span text:style-name="T5">(</text:span><text:span text:style-name="T4">root</text:span><text:span text:style-name="T5">.key,</text:span><text:span text:style-name="T10">end </text:span><text:span text:style-name="T5">=</text:span><text:span text:style-name="T8">" "</text:span><text:span text:style-name="T5">)</text:span><text:line-break/><text:line-break/><text:span text:style-name="T5"> <text:s text:c="3"/></text:span><text:span text:style-name="T3">def </text:span><text:span text:style-name="T6">level_order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 </text:span><text:span text:style-name="T3">is None</text:span><text:span text:style-name="T5">:</text:span><text:line-break/><text:span text:style-name="T5"> <text:s text:c="11"/></text:span><text:span text:style-name="T3">return</text:span><text:line-break/><text:span text:style-name="T3"> <text:s text:c="7"/></text:span><text:span text:style-name="T4">queue </text:span><text:span text:style-name="T5">= [</text:span><text:span text:style-name="T4">root</text:span><text:span text:style-name="T5">]</text:span><text:line-break/><text:span text:style-name="T5"> <text:s text:c="7"/></text:span><text:span text:style-name="T3">while </text:span><text:span text:style-name="T4">queue</text:span><text:span text:style-name="T5">:</text:span><text:line-break/><text:span text:style-name="T5"> <text:s text:c="11"/></text:span><text:span text:style-name="T4">current </text:span><text:span text:style-name="T5">= </text:span><text:span text:style-name="T4">queue</text:span><text:span text:style-name="T5">.pop(</text:span><text:span text:style-name="T11">0</text:span><text:span text:style-name="T5">)</text:span><text:line-break/><text:span text:style-name="T5"> <text:s text:c="11"/></text:span><text:span text:style-name="T7">print</text:span><text:span text:style-name="T5">(</text:span><text:span text:style-name="T4">current</text:span><text:span text:style-name="T5">.key, </text:span><text:span text:style-name="T10">end </text:span><text:span text:style-name="T5">=</text:span><text:span text:style-name="T8">" "</text:span><text:span text:style-name="T5">)</text:span><text:line-break/><text:span text:style-name="T5"> <text:s text:c="11"/></text:span><text:span text:style-name="T3">if </text:span><text:span text:style-name="T4">current</text:span><text:span text:style-name="T5">.left:</text:span><text:line-break/><text:span text:style-name="T5"> <text:s text:c="15"/></text:span><text:span text:style-name="T4">queue</text:span><text:span text:style-name="T5">.append(</text:span><text:span text:style-name="T4">current</text:span><text:span text:style-name="T5">.left)</text:span><text:line-break/><text:span text:style-name="T5"> <text:s text:c="11"/></text:span><text:span text:style-name="T3">if </text:span><text:span text:style-name="T4">current</text:span><text:span text:style-name="T5">.right:</text:span><text:line-break/><text:span text:style-name="T5"> <text:s text:c="15"/></text:span><text:span text:style-name="T4">queue</text:span><text:span text:style-name="T5">.append(</text:span><text:span text:style-name="T4">current</text:span><text:span text:style-name="T5">.right)</text:span><text:line-break/><text:line-break/><text:span text:style-name="T5"> <text:s text:c="3"/></text:span><text:span text:style-name="T3">def </text:span><text:span text:style-name="T6">depth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 </text:span><text:span text:style-name="T3">is None</text:span><text:span text:style-name="T5">:</text:span><text:line-break/><text:span text:style-name="T5"> <text:s text:c="11"/></text:span><text:span text:style-name="T3">return </text:span><text:span text:style-name="T11">0</text:span><text:line-break/><text:span text:style-name="T11"> <text:s text:c="7"/></text:span><text:span text:style-name="T3">return </text:span><text:span text:style-name="T11">1 </text:span><text:span text:style-name="T5">+ </text:span><text:span text:style-name="T7">max</text:span><text:span text:style-name="T5">(</text:span><text:span text:style-name="T2">self</text:span><text:span text:style-name="T5">.depth(</text:span><text:span text:style-name="T4">root</text:span><text:span text:style-name="T5">.left), </text:span><text:span text:style-name="T2">self</text:span><text:span text:style-name="T5">.depth(</text:span><text:span text:style-name="T4">root</text:span><text:span text:style-name="T5">.right))</text:span><text:line-break/><text:line-break/><text:span text:style-name="T5"> <text:s text:c="3"/></text:span><text:span text:style-name="T3">def </text:span><text:span text:style-name="T6">mirror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4">root</text:span><text:span text:style-name="T5">.left, </text:span><text:span text:style-name="T4">root</text:span><text:span text:style-name="T5">.right = </text:span><text:span text:style-name="T4">root</text:span><text:span text:style-name="T5">.right, </text:span><text:span text:style-name="T4">root</text:span><text:span text:style-name="T5">.left</text:span><text:line-break/><text:span text:style-name="T5"> <text:s text:c="11"/></text:span><text:span text:style-name="T2">self</text:span><text:span text:style-name="T5">.mirror(</text:span><text:span text:style-name="T4">root</text:span><text:span text:style-name="T5">.left)</text:span><text:line-break/><text:span text:style-name="T5"> <text:s text:c="11"/></text:span><text:span text:style-name="T2">self</text:span><text:span text:style-name="T5">.mirror(</text:span><text:span text:style-name="T4">root</text:span><text:span text:style-name="T5">.right)</text:span><text:line-break/><text:line-break/><text:span text:style-name="T5"> <text:s text:c="3"/></text:span><text:span text:style-name="T3">def </text:span><text:span text:style-name="T6">copy_tree</text:span><text:span text:style-name="T5">(</text:span><text:span text:style-name="T2">self</text:span><text:span text:style-name="T5">, </text:span><text:span text:style-name="T4">root</text:span><text:span text:style-name="T5">, </text:span><text:span text:style-name="T13">new_node=None</text:span><text:span text:style-name="T5">):</text:span><text:line-break/><text:span text:style-name="T5"> <text:s text:c="7"/></text:span><text:span text:style-name="T3">if </text:span><text:span text:style-name="T4">root </text:span><text:span text:style-name="T3">is None</text:span><text:span text:style-name="T5">:</text:span><text:line-break/><text:span text:style-name="T5"> <text:s text:c="11"/></text:span><text:span text:style-name="T3">return None</text:span><text:line-break/><text:span text:style-name="T3"> <text:s text:c="7"/></text:span><text:span text:style-name="T4">new_node</text:span><text:span text:style-name="T5">=Node(</text:span><text:span text:style-name="T4">root</text:span><text:span text:style-name="T5">.key)</text:span><text:line-break/><text:span text:style-name="T5"> <text:s text:c="7"/>Node(</text:span><text:span text:style-name="T4">root</text:span><text:span text:style-name="T5">.key)</text:span><text:line-break/><text:span text:style-name="T5"> <text:s text:c="7"/></text:span><text:span text:style-name="T4">new_node</text:span><text:span text:style-name="T5">.left = </text:span><text:span text:style-name="T2">self</text:span><text:span text:style-name="T5">.copy_tree(</text:span><text:span text:style-name="T4">root</text:span><text:span text:style-name="T5">.left)</text:span><text:line-break/><text:span text:style-name="T5"> <text:s text:c="7"/></text:span><text:span text:style-name="T4">new_node</text:span><text:span text:style-name="T5">.right = </text:span><text:span text:style-name="T2">self</text:span><text:span text:style-name="T5">.copy_tree(</text:span><text:span text:style-name="T4">root</text:span><text:span text:style-name="T5">.right)</text:span><text:line-break/><text:span text:style-name="T5"> <text:s text:c="7"/></text:span><text:span text:style-name="T3">return </text:span><text:span text:style-name="T4">new_node</text:span><text:line-break/><text:line-break/><text:span text:style-name="T4"> <text:s text:c="3"/></text:span><text:span text:style-name="T3">def </text:span><text:span text:style-name="T6">parent_child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3">if </text:span><text:span text:style-name="T4">root</text:span><text:span text:style-name="T5">.left:</text:span><text:line-break/><text:span text:style-name="T5"> <text:s text:c="15"/></text:span><text:span text:style-name="T7">print</text:span><text:span text:style-name="T5">(</text:span><text:span text:style-name="T8">f"Parent </text:span><text:span text:style-name="T12">{</text:span><text:span text:style-name="T4">root</text:span><text:span text:style-name="T5">.key</text:span><text:span text:style-name="T12">}</text:span><text:span text:style-name="T8"> -&gt; Right Child </text:span><text:span text:style-name="T12">{</text:span><text:span text:style-name="T4">root</text:span><text:span text:style-name="T5">.left.key</text:span><text:span text:style-name="T12">}</text:span><text:span text:style-name="T8">"</text:span><text:span text:style-name="T5">)</text:span><text:line-break/><text:span text:style-name="T5"> <text:s text:c="11"/></text:span><text:span text:style-name="T3">if </text:span><text:span text:style-name="T4">root</text:span><text:span text:style-name="T5">.right:</text:span><text:line-break/><text:span text:style-name="T5"> <text:s text:c="15"/></text:span><text:span text:style-name="T7">print</text:span><text:span text:style-name="T5">(</text:span><text:span text:style-name="T8">f"Parent </text:span><text:span text:style-name="T12">{</text:span><text:span text:style-name="T4">root</text:span><text:span text:style-name="T5">.key</text:span><text:span text:style-name="T12">}</text:span><text:span text:style-name="T8"> -&gt; Left Child </text:span><text:span text:style-name="T12">{</text:span><text:span text:style-name="T4">root</text:span><text:span text:style-name="T5">.right.key</text:span><text:span text:style-name="T12">}</text:span><text:span text:style-name="T8">"</text:span><text:span text:style-name="T5">)</text:span><text:line-break/><text:span text:style-name="T5"> <text:s text:c="11"/></text:span><text:span text:style-name="T2">self</text:span><text:span text:style-name="T5">.parent_child(</text:span><text:span text:style-name="T4">root</text:span><text:span text:style-name="T5">.left)</text:span><text:line-break/><text:span text:style-name="T5"> <text:s text:c="11"/></text:span><text:span text:style-name="T2">self</text:span><text:span text:style-name="T5">.parent_child(</text:span><text:span text:style-name="T4">root</text:span><text:span text:style-name="T5">.right)</text:span><text:line-break/><text:line-break/><text:span text:style-name="T5"> <text:s text:c="3"/></text:span><text:span text:style-name="T3">def </text:span><text:span text:style-name="T6">leaf_nodes</text:span><text:span text:style-name="T5">(</text:span><text:span text:style-name="T2">self</text:span><text:span text:style-name="T5">, </text:span><text:span text:style-name="T4">root</text:span><text:span text:style-name="T5">):</text:span><text:line-break/><text:span text:style-name="T5"> <text:s text:c="7"/></text:span><text:span text:style-name="T3">if </text:span><text:span text:style-name="T4">root</text:span><text:span text:style-name="T5">:</text:span><text:line-break/><text:span text:style-name="T5"> <text:s text:c="11"/></text:span><text:span text:style-name="T3">if </text:span><text:span text:style-name="T4">root</text:span><text:span text:style-name="T5">.left </text:span><text:span text:style-name="T3">is None and </text:span><text:span text:style-name="T4">root</text:span><text:span text:style-name="T5">.right </text:span><text:span text:style-name="T3">is None</text:span><text:span text:style-name="T5">:</text:span><text:line-break/><text:span text:style-name="T5"> <text:s text:c="15"/></text:span><text:span text:style-name="T7">print</text:span><text:span text:style-name="T5">(</text:span><text:span text:style-name="T4">root</text:span><text:span text:style-name="T5">.key, </text:span><text:span text:style-name="T10">end </text:span><text:span text:style-name="T5">=</text:span><text:span text:style-name="T8">" "</text:span><text:span text:style-name="T5">)</text:span><text:line-break/><text:span text:style-name="T5"> <text:s text:c="11"/></text:span><text:span text:style-name="T2">self</text:span><text:span text:style-name="T5">.leaf_nodes(</text:span><text:span text:style-name="T4">root</text:span><text:span text:style-name="T5">.left)</text:span><text:line-break/><text:span text:style-name="T5"> <text:s text:c="11"/></text:span><text:span text:style-name="T2">self</text:span><text:span text:style-name="T5">.leaf_nodes(</text:span><text:span text:style-name="T4">root</text:span><text:span text:style-name="T5">.right)</text:span><text:line-break/><text:line-break/><text:line-break/><text:line-break/><text:span text:style-name="T5"> <text:s text:c="11"/></text:span><text:span text:style-name="T9"># Menu Driven Program</text:span><text:line-break/><text:span text:style-name="T5">bst = BST()</text:span><text:line-break/><text:soft-page-break/><text:span text:style-name="T3">while True</text:span><text:span text:style-name="T5">:</text:span><text:line-break/><text:span text:style-name="T5"> <text:s text:c="3"/></text:span><text:span text:style-name="T7">print</text:span><text:span text:style-name="T5">(</text:span><text:span text:style-name="T8">"""</text:span><text:line-break/><text:span text:style-name="T8"> <text:s text:c="3"/></text:span><text:span text:style-name="T12">\n</text:span><text:span text:style-name="T8">--- Binary Search Tree Menu ---</text:span><text:line-break/><text:span text:style-name="T8"> <text:s text:c="3"/>1.Insert</text:span><text:line-break/><text:span text:style-name="T8"> <text:s text:c="3"/>2.Delete</text:span><text:line-break/><text:span text:style-name="T8"> <text:s text:c="3"/>3.Search</text:span><text:line-break/><text:span text:style-name="T8"> <text:s text:c="3"/>4.Inorder Traversal</text:span><text:line-break/><text:span text:style-name="T8"> <text:s text:c="3"/>5.Preorder Traversal</text:span><text:line-break/><text:span text:style-name="T8"> <text:s text:c="3"/>6.Postorder Traversal</text:span><text:line-break/><text:span text:style-name="T8"> <text:s text:c="3"/>7.Level Order Traversal</text:span><text:line-break/><text:span text:style-name="T8"> <text:s text:c="3"/>8.Depth of Tree</text:span><text:line-break/><text:span text:style-name="T8"> <text:s text:c="3"/>9.Mirror Image</text:span><text:line-break/><text:span text:style-name="T8"> <text:s text:c="3"/>10.Copy Tree</text:span><text:line-break/><text:span text:style-name="T8"> <text:s text:c="3"/>11.Display Parent &amp; Child</text:span><text:line-break/><text:span text:style-name="T8"> <text:s text:c="3"/>12.Display Leaf Nodes</text:span><text:line-break/><text:span text:style-name="T8"> <text:s text:c="3"/>0.Exit</text:span><text:line-break/><text:span text:style-name="T8"> <text:s text:c="3"/>"""</text:span><text:span text:style-name="T5">)</text:span><text:line-break/><text:line-break/><text:span text:style-name="T5"> <text:s text:c="3"/>choice = </text:span><text:span text:style-name="T7">input</text:span><text:span text:style-name="T5">(</text:span><text:span text:style-name="T8">"Enter your choice: "</text:span><text:span text:style-name="T5">)</text:span><text:line-break/><text:line-break/><text:line-break/><text:span text:style-name="T5"> <text:s text:c="3"/></text:span><text:span text:style-name="T3">if </text:span><text:span text:style-name="T5">choice == </text:span><text:span text:style-name="T8">'1'</text:span><text:span text:style-name="T5">:</text:span><text:line-break/><text:span text:style-name="T5"> <text:s text:c="7"/>val = </text:span><text:span text:style-name="T7">int</text:span><text:span text:style-name="T5">(</text:span><text:span text:style-name="T7">input</text:span><text:span text:style-name="T5">(</text:span><text:span text:style-name="T8">"Enter value to insert: "</text:span><text:span text:style-name="T5">))</text:span><text:line-break/><text:span text:style-name="T5"> <text:s text:c="7"/>bst.root = bst.insert(bst.root,val)</text:span><text:line-break/><text:line-break/><text:span text:style-name="T5"> <text:s text:c="3"/></text:span><text:span text:style-name="T3">elif </text:span><text:span text:style-name="T5">choice == </text:span><text:span text:style-name="T8">'2'</text:span><text:span text:style-name="T5">:</text:span><text:line-break/><text:span text:style-name="T5"> <text:s text:c="7"/>val = </text:span><text:span text:style-name="T7">int</text:span><text:span text:style-name="T5">(</text:span><text:span text:style-name="T7">input</text:span><text:span text:style-name="T5">(</text:span><text:span text:style-name="T8">"Enter value to delete: "</text:span><text:span text:style-name="T5">))</text:span><text:line-break/><text:span text:style-name="T5"> <text:s text:c="7"/>bst.root = bst.delete(bst.root,val)</text:span><text:line-break/><text:line-break/><text:span text:style-name="T5"> <text:s text:c="3"/></text:span><text:span text:style-name="T3">elif </text:span><text:span text:style-name="T5">choice == </text:span><text:span text:style-name="T8">'3'</text:span><text:span text:style-name="T5">:</text:span><text:line-break/><text:span text:style-name="T5"> <text:s text:c="7"/>val = </text:span><text:span text:style-name="T7">int</text:span><text:span text:style-name="T5">(</text:span><text:span text:style-name="T7">input</text:span><text:span text:style-name="T5">(</text:span><text:span text:style-name="T8">"Enter value to search: "</text:span><text:span text:style-name="T5">))</text:span><text:line-break/><text:span text:style-name="T5"> <text:s text:c="7"/>found = bst.search(bst.root, val)</text:span><text:line-break/><text:span text:style-name="T5"> <text:s text:c="7"/></text:span><text:span text:style-name="T7">print</text:span><text:span text:style-name="T5">(</text:span><text:span text:style-name="T8">"Found!" </text:span><text:span text:style-name="T3">if </text:span><text:span text:style-name="T5">found </text:span><text:span text:style-name="T3">else </text:span><text:span text:style-name="T8">"NOt Found"</text:span><text:span text:style-name="T5">)</text:span><text:line-break/><text:line-break/><text:span text:style-name="T5"> <text:s text:c="3"/></text:span><text:span text:style-name="T3">elif </text:span><text:span text:style-name="T5">choice == </text:span><text:span text:style-name="T8">'4'</text:span><text:span text:style-name="T5">:</text:span><text:line-break/><text:span text:style-name="T5"> <text:s text:c="7"/></text:span><text:span text:style-name="T7">print</text:span><text:span text:style-name="T5">(</text:span><text:span text:style-name="T8">"Inorder Traversal: "</text:span><text:span text:style-name="T5">, </text:span><text:span text:style-name="T10">end </text:span><text:span text:style-name="T5">=</text:span><text:span text:style-name="T8">" "</text:span><text:span text:style-name="T5">)</text:span><text:line-break/><text:span text:style-name="T5"> <text:s text:c="7"/>bst.inorder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5'</text:span><text:span text:style-name="T5">:</text:span><text:line-break/><text:span text:style-name="T5"> <text:s text:c="7"/></text:span><text:span text:style-name="T7">print</text:span><text:span text:style-name="T5">(</text:span><text:span text:style-name="T8">"Preorder Traversal: "</text:span><text:span text:style-name="T5">, </text:span><text:span text:style-name="T10">end</text:span><text:span text:style-name="T5">=</text:span><text:span text:style-name="T8">" "</text:span><text:span text:style-name="T5">)</text:span><text:line-break/><text:span text:style-name="T5"> <text:s text:c="7"/>bst.preorder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6'</text:span><text:span text:style-name="T5">:</text:span><text:line-break/><text:span text:style-name="T5"> <text:s text:c="7"/></text:span><text:span text:style-name="T7">print</text:span><text:span text:style-name="T5">(</text:span><text:span text:style-name="T8">"Postorder Traversal: "</text:span><text:span text:style-name="T5">, </text:span><text:span text:style-name="T10">end</text:span><text:span text:style-name="T5">=</text:span><text:span text:style-name="T8">" "</text:span><text:span text:style-name="T5">)</text:span><text:line-break/><text:span text:style-name="T5"> <text:s text:c="7"/>bst.postorder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7'</text:span><text:span text:style-name="T5">:</text:span><text:line-break/><text:span text:style-name="T5"> <text:s text:c="7"/></text:span><text:span text:style-name="T7">print</text:span><text:span text:style-name="T5">(</text:span><text:span text:style-name="T8">"Level order Traversal: "</text:span><text:span text:style-name="T5">, </text:span><text:span text:style-name="T10">end</text:span><text:span text:style-name="T5">=</text:span><text:span text:style-name="T8">" "</text:span><text:span text:style-name="T5">)</text:span><text:line-break/><text:span text:style-name="T5"> <text:s text:c="7"/>bst.level_order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8'</text:span><text:span text:style-name="T5">:</text:span><text:line-break/><text:span text:style-name="T5"> <text:s text:c="7"/></text:span><text:span text:style-name="T7">print</text:span><text:span text:style-name="T5">(</text:span><text:span text:style-name="T8">"Depth of Tree: "</text:span><text:span text:style-name="T5">,bst.depth(bst.root))</text:span><text:line-break/><text:span text:style-name="T5"> <text:s text:c="7"/>bst.depth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9'</text:span><text:span text:style-name="T5">:</text:span><text:line-break/><text:soft-page-break/><text:span text:style-name="T5"> <text:s text:c="7"/></text:span><text:span text:style-name="T7">print</text:span><text:span text:style-name="T5">(</text:span><text:span text:style-name="T8">"Mirror Image Created!"</text:span><text:span text:style-name="T5">)</text:span><text:line-break/><text:span text:style-name="T5"> <text:s text:c="7"/>bst.mirror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10'</text:span><text:span text:style-name="T5">:</text:span><text:line-break/><text:span text:style-name="T5"> <text:s text:c="7"/>copied_root = bst.copy_tree(bst.root)</text:span><text:line-break/><text:span text:style-name="T5"> <text:s text:c="7"/></text:span><text:span text:style-name="T7">print</text:span><text:span text:style-name="T5">(</text:span><text:span text:style-name="T8">"Inorder of Tree: "</text:span><text:span text:style-name="T5">, </text:span><text:span text:style-name="T10">end</text:span><text:span text:style-name="T5">=</text:span><text:span text:style-name="T8">" "</text:span><text:span text:style-name="T5">)</text:span><text:line-break/><text:span text:style-name="T5"> <text:s text:c="7"/>bst.inorder(copied_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11'</text:span><text:span text:style-name="T5">:</text:span><text:line-break/><text:span text:style-name="T5"> <text:s text:c="6"/>bst.parent_child(bst.root)</text:span><text:line-break/><text:line-break/><text:span text:style-name="T5"> <text:s text:c="3"/></text:span><text:span text:style-name="T3">elif </text:span><text:span text:style-name="T5">choice == </text:span><text:span text:style-name="T8">'12'</text:span><text:span text:style-name="T5">:</text:span><text:line-break/><text:span text:style-name="T5"> <text:s text:c="7"/></text:span><text:span text:style-name="T7">print</text:span><text:span text:style-name="T5">(</text:span><text:span text:style-name="T8">"Leaf Nodes: "</text:span><text:span text:style-name="T5">, </text:span><text:span text:style-name="T10">end</text:span><text:span text:style-name="T5">=</text:span><text:span text:style-name="T8">" "</text:span><text:span text:style-name="T5">)</text:span><text:line-break/><text:span text:style-name="T5"> <text:s text:c="7"/>bst.leaf_nodes(bst.root)</text:span><text:line-break/><text:span text:style-name="T5"> <text:s text:c="7"/></text:span><text:span text:style-name="T7">print</text:span><text:span text:style-name="T5">()</text:span><text:line-break/><text:line-break/><text:span text:style-name="T5"> <text:s text:c="3"/></text:span><text:span text:style-name="T3">elif </text:span><text:span text:style-name="T5">choice == </text:span><text:span text:style-name="T8">'0'</text:span><text:span text:style-name="T5">:</text:span><text:line-break/><text:span text:style-name="T5"> <text:s text:c="7"/></text:span><text:span text:style-name="T7">print</text:span><text:span text:style-name="T5">(</text:span><text:span text:style-name="T8">"Exiting..."</text:span><text:span text:style-name="T5">)</text:span><text:line-break/><text:line-break/><text:span text:style-name="T5"> <text:s text:c="3"/></text:span><text:span text:style-name="T3">else</text:span><text:span text:style-name="T5">:</text:span><text:line-break/><text:span text:style-name="T5"> <text:s text:c="7"/></text:span><text:span text:style-name="T7">print</text:span><text:span text:style-name="T5">(</text:span><text:span text:style-name="T8">"Invalid choice! Try again."</text:span><text:span text:style-name="T5">)</text:span><text:line-break/><text:line-break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</text:p>
            <text:p text:style-name="Table_20_Contents">Enter value to insert: 20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55</text:p>
            <text:p text:style-name="Table_20_Contents">Invalid choice! Try again.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oft-page-break/><text:s text:c="4"/></text:p>
            <text:p text:style-name="Table_20_Contents">Enter your choice: 1</text:p>
            <text:p text:style-name="Table_20_Contents">Enter value to insert: 35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</text:p>
            <text:p text:style-name="Table_20_Contents">Enter value to insert: 6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</text:p>
            <text:p text:style-name="Table_20_Contents">Enter value to insert: 50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oft-page-break/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2</text:p>
            <text:p text:style-name="Table_20_Contents">Enter value to delete: 50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3</text:p>
            <text:p text:style-name="Table_20_Contents">Enter value to search: 6</text:p>
            <text:p text:style-name="Table_20_Contents">Found!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4</text:p>
            <text:p text:style-name="Table_20_Contents">Inorder Traversal: <text:s/>6 20 35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oft-page-break/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/>
          </table:table-cell>
          <table:table-cell table:style-name="Table1.B1" office:value-type="string">
            <text:p text:style-name="Table_20_Contents">Enter your choice: 5</text:p>
            <text:p text:style-name="Table_20_Contents">Preorder Traversal: <text:s/>20 6 35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6</text:p>
            <text:p text:style-name="Table_20_Contents">Postorder Traversal: <text:s/>6 35 20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7</text:p>
            <text:p text:style-name="Table_20_Contents">Level order Traversal: <text:s/>20 6 35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oft-page-break/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8</text:p>
            <text:p text:style-name="Table_20_Contents">Depth of Tree: <text:s/>2</text:p>
            <text:p text:style-name="Table_20_Contents"/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9</text:p>
            <text:p text:style-name="Table_20_Contents">Mirror Image Created!</text:p>
            <text:p text:style-name="Table_20_Contents"/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0</text:p>
            <text:p text:style-name="Table_20_Contents">Inorder of Tree: <text:s/>35 20 6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oft-page-break/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1</text:p>
            <text:p text:style-name="Table_20_Contents">Parent 20 -&gt; Right Child 35</text:p>
            <text:p text:style-name="Table_20_Contents">Parent 20 -&gt; Left Child 6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12</text:p>
            <text:p text:style-name="Table_20_Contents">Leaf Nodes: <text:s/>35 6 </text:p>
            <text:p text:style-name="Table_20_Contents"/>
            <text:p text:style-name="Table_20_Contents"><text:s text:c="4"/></text:p>
            <text:p text:style-name="Table_20_Contents">--- Binary Search Tree Menu ---</text:p>
            <text:p text:style-name="Table_20_Contents"><text:s text:c="4"/>1.Insert</text:p>
            <text:p text:style-name="Table_20_Contents"><text:s text:c="4"/>2.Delete</text:p>
            <text:p text:style-name="Table_20_Contents"><text:s text:c="4"/>3.Search</text:p>
            <text:p text:style-name="Table_20_Contents"><text:s text:c="4"/>4.Inorder Traversal</text:p>
            <text:p text:style-name="Table_20_Contents"><text:s text:c="4"/>5.Preorder Traversal</text:p>
            <text:p text:style-name="Table_20_Contents"><text:s text:c="4"/>6.Postorder Traversal</text:p>
            <text:p text:style-name="Table_20_Contents"><text:s text:c="4"/>7.Level Order Traversal</text:p>
            <text:p text:style-name="Table_20_Contents"><text:s text:c="4"/>8.Depth of Tree</text:p>
            <text:p text:style-name="Table_20_Contents"><text:s text:c="4"/>9.Mirror Image</text:p>
            <text:p text:style-name="Table_20_Contents"><text:s text:c="4"/>10.Copy Tree</text:p>
            <text:p text:style-name="Table_20_Contents"><text:s text:c="4"/>11.Display Parent &amp; Child</text:p>
            <text:p text:style-name="Table_20_Contents"><text:s text:c="4"/>12.Display Leaf Nodes</text:p>
            <text:p text:style-name="Table_20_Contents"><text:s text:c="4"/>0.Exit</text:p>
            <text:p text:style-name="Table_20_Contents"><text:s text:c="4"/></text:p>
            <text:p text:style-name="Table_20_Contents">Enter your choice: 0</text:p>
            <text:p text:style-name="Table_20_Contents"><text:soft-page-break/>Exiting...</text:p>
            <text:p text:style-name="Table_20_Contents"/>
          </table:table-cell>
        </table:table-row>
      </table:table>
      <text:p text:style-name="P1"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4:10:34.074027737</meta:creation-date>
    <dc:date>2025-08-21T15:25:10.051860790</dc:date>
    <meta:editing-duration>PT3M25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8" meta:paragraph-count="308" meta:word-count="1195" meta:character-count="11080" meta:non-whitespace-character-count="7735"/>
  </office:meta>
</office:document-meta>
</file>